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_DRIVE" calcext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_TESTCAP" calcext:value-type="string">
            <text:p>_TESTCAP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_MODEL" calcext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_SERIAL" calcext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_OS" calcext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_FIO" calcext:value-type="string">
            <text:p>_FI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number-columns-repeated="9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PS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22:39:27.458527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MacOSX_X86_64 LibreOffice_project/3d5603e1122f0f102b62521720ab13a38a4e0eb0</meta:generator>
    <meta:creation-date>2016-10-19T15:04:18Z</meta:creation-date>
    <dc:date>2017-12-05T23:26:03.508240446</dc:date>
    <meta:editing-cycles>20</meta:editing-cycles>
    <meta:editing-duration>PT52M7S</meta:editing-duration>
    <meta:document-statistic meta:table-count="3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6cm" chart:style-name="ch2">
          <text:p>Long Term Performance Stability</text:p>
        </chart:title>
        <chart:plot-area chart:style-name="ch3" table:cell-range-address="Timeseries.A20:Timeseries.A1100" chart:data-source-has-labels="row" svg:x="1.084cm" svg:y="1.287cm" svg:width="26.307cm" svg:height="7.016cm">
          <chartooo:coordinate-region svg:x="1.526cm" svg:y="1.467cm" svg:width="25.865cm" svg:height="5.839cm"/>
          <chart:axis chart:dimension="x" chart:name="primary-x" chart:style-name="ch4">
            <chart:title svg:x="13.651cm" svg:y="8.483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series.A20:Timeseries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imeseries.A21:Timeseries.A1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